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5cm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cc" draw:opacity="50%" draw:textarea-horizontal-align="left" draw:textarea-vertical-align="bottom" draw:auto-grow-height="false" fo:min-height="4.55cm" fo:min-width="8.8cm" draw:shadow-opacity="5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56cm" fo:min-width="2.6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559cm" fo:min-width="2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9" style:family="graphic" style:parent-style-name="standard">
      <style:graphic-properties draw:fill="solid" draw:fill-color="#c0e3fc" draw:opacity="25%" draw:textarea-horizontal-align="left" draw:textarea-vertical-align="bottom" draw:auto-grow-height="false" draw:shadow-opacity="50%"/>
    </style:style>
    <style:style style:name="gr10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56cm" fo:min-width="3.33cm"/>
    </style:style>
    <style:style style:name="P1" style:family="paragraph">
      <style:paragraph-properties fo:margin-left="0cm" fo:margin-right="0cm" fo:text-align="justify" fo:text-indent="0cm">
        <style:tab-stops/>
      </style:paragraph-properties>
    </style:style>
    <style:style style:name="P2" style:family="paragraph">
      <loext:graphic-properties draw:fill="solid" draw:fill-color="#ffffcc" draw:opacity="50%"/>
      <style:paragraph-properties fo:margin-left="0cm" fo:margin-right="0cm" fo:text-align="justify" fo:text-indent="0cm">
        <style:tab-stops/>
      </style:paragraph-properties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ffffcc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c0e3fc" draw:opacity="25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10" style:family="paragraph">
      <loext:graphic-properties draw:fill-color="#99ccff" draw:opacity="50%"/>
      <style:paragraph-properties fo:margin-left="0cm" fo:margin-right="0cm" fo:text-align="center" fo:text-indent="0cm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2cm" svg:x="14.9cm" svg:y="5.9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2.05cm" svg:height="0.809cm" svg:x="15.211cm" svg:y="6.2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1.715cm" svg:height="0.809cm" svg:x="18.379cm" svg:y="6.191cm">
          <text:p text:style-name="P3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.8cm" svg:height="0.809cm" svg:x="21.805cm" svg:y="6.191cm">
          <text:p text:style-name="P3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261cm" svg:y1="6.604cm" svg:x2="18.379cm" svg:y2="6.595cm" draw:start-shape="id1" draw:start-glue-point="1" draw:end-shape="id2" draw:end-glue-point="3" svg:d="M17261 6604l1118-9" svg:viewBox="0 0 1119 10">
          <text:p/>
        </draw:connector>
        <draw:connector draw:style-name="gr3" draw:text-style-name="P5" draw:layer="layout" draw:type="line" svg:x1="20.094cm" svg:y1="6.595cm" svg:x2="21.805cm" svg:y2="6.595cm" draw:start-shape="id2" draw:start-glue-point="1" draw:end-shape="id3" draw:end-glue-point="3" svg:d="M20094 6595h1711" svg:viewBox="0 0 1712 1">
          <text:p/>
        </draw:connector>
        <draw:custom-shape draw:style-name="gr4" draw:text-style-name="P6" draw:layer="layout" svg:width="9.3cm" svg:height="4.8cm" svg:x="14.9cm" svg:y="8.6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4" draw:id="id4" draw:layer="layout" svg:width="3.233cm" svg:height="0.808cm" svg:x="6.934cm" svg:y="6.191cm">
          <text:p text:style-name="P3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8" draw:id="id8" draw:layer="layout" svg:width="3.232cm" svg:height="0.808cm" svg:x="6.934cm" svg:y="4.791cm">
          <text:p text:style-name="P3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167cm" svg:y1="6.595cm" svg:x2="12cm" svg:y2="6.596cm" draw:start-shape="id4" draw:start-glue-point="1" draw:end-shape="id5" draw:end-glue-point="3" svg:d="M10167 6595l1833 1" svg:viewBox="0 0 1834 2">
          <text:p/>
        </draw:connector>
        <draw:custom-shape draw:style-name="gr5" draw:text-style-name="P7" xml:id="id6" draw:id="id6" draw:layer="layout" svg:width="3.23cm" svg:height="0.81cm" svg:x="6.935cm" svg:y="2cm">
          <text:p text:style-name="P3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2.81cm" svg:x2="8.55cm" svg:y2="3.391cm" draw:start-shape="id6" draw:start-glue-point="2" draw:end-shape="id7" draw:end-glue-point="0" svg:d="M8550 2810v581" svg:viewBox="0 0 1 582">
          <text:p/>
        </draw:connector>
        <draw:connector draw:style-name="gr3" draw:text-style-name="P5" draw:layer="layout" draw:type="line" svg:x1="8.55cm" svg:y1="5.599cm" svg:x2="8.55cm" svg:y2="6.191cm" draw:start-shape="id8" draw:start-glue-point="2" draw:end-shape="id4" draw:end-glue-point="0" svg:d="M8550 5599v592" svg:viewBox="0 0 1 593">
          <text:p/>
        </draw:connector>
        <draw:custom-shape draw:style-name="gr2" draw:text-style-name="P4" xml:id="id10" draw:id="id10" draw:layer="layout" svg:width="3.4cm" svg:height="0.809cm" svg:x="15.1cm" svg:y="10.091cm">
          <text:p text:style-name="P3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383cm" svg:y1="7.996cm" svg:x2="15.1cm" svg:y2="10.495cm" draw:start-shape="id9" draw:end-shape="id10" draw:end-glue-point="3" svg:d="M12383 7996l2717 2499" svg:viewBox="0 0 2718 2500">
          <text:p/>
        </draw:connector>
        <draw:custom-shape draw:style-name="gr2" draw:text-style-name="P4" xml:id="id11" draw:id="id11" draw:layer="layout" svg:width="3.8cm" svg:height="0.81cm" svg:x="14.9cm" svg:y="3.391cm">
          <text:p text:style-name="P3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3.796cm" svg:x2="14.9cm" svg:y2="3.796cm" draw:start-shape="id7" draw:start-glue-point="3" draw:end-shape="id11" svg:d="M6935 3796h7965" svg:viewBox="0 0 7966 1">
          <text:p/>
        </draw:connector>
        <draw:custom-shape draw:style-name="gr2" draw:text-style-name="P4" draw:layer="layout" svg:width="2.2cm" svg:height="0.809cm" svg:x="21.5cm" svg:y="11.7cm">
          <text:p text:style-name="P3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2.366cm" svg:height="0.808cm" svg:x="12cm" svg:y="6.192cm">
          <text:p text:style-name="P3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2" draw:id="id12" draw:layer="layout" svg:width="2cm" svg:height="0.808cm" svg:x="13.5cm" svg:y="15cm">
          <text:p text:style-name="P3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7" draw:id="id7" draw:layer="layout" svg:width="3.23cm" svg:height="0.81cm" svg:x="6.935cm" svg:y="3.391cm">
          <text:p text:style-name="P3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183cm" svg:y1="7cm" svg:x2="14.5cm" svg:y2="15cm" draw:start-shape="id5" draw:start-glue-point="2" draw:end-shape="id12" draw:end-glue-point="0" svg:d="M13183 7000l1317 8000" svg:viewBox="0 0 1318 8001">
          <text:p/>
        </draw:connector>
        <draw:connector draw:style-name="gr3" draw:text-style-name="P5" draw:layer="layout" draw:type="line" svg:x1="8.55cm" svg:y1="4.201cm" svg:x2="8.55cm" svg:y2="4.791cm" draw:start-shape="id7" draw:start-glue-point="2" draw:end-shape="id8" draw:end-glue-point="0" svg:d="M8550 4201v590" svg:viewBox="0 0 1 591">
          <text:p/>
        </draw:connector>
        <draw:custom-shape draw:style-name="gr5" draw:text-style-name="P7" xml:id="id9" draw:id="id9" draw:layer="layout" svg:width="3.566cm" svg:height="0.808cm" svg:x="8.817cm" svg:y="7.592cm">
          <text:p text:style-name="P3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6.999cm" svg:x2="10.6cm" svg:y2="7.592cm" draw:start-shape="id4" draw:start-glue-point="2" draw:end-shape="id9" draw:end-glue-point="0" svg:d="M8550 6999l2050 593" svg:viewBox="0 0 2051 594">
          <text:p/>
        </draw:connector>
        <draw:custom-shape draw:style-name="gr5" draw:text-style-name="P7" xml:id="id13" draw:id="id13" draw:layer="layout" svg:width="3.232cm" svg:height="0.808cm" svg:x="8.084cm" svg:y="13.292cm">
          <text:p text:style-name="P3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4" draw:id="id14" draw:layer="layout" svg:width="2.2cm" svg:height="0.81cm" svg:x="11.1cm" svg:y="14.99cm">
          <text:p text:style-name="P3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316cm" svg:y1="13.696cm" svg:x2="12.2cm" svg:y2="14.99cm" draw:start-shape="id13" draw:start-glue-point="1" draw:end-shape="id14" draw:end-glue-point="0" svg:d="M11316 13696l884 1294" svg:viewBox="0 0 885 1295">
          <text:p/>
        </draw:connector>
        <draw:connector draw:style-name="gr3" draw:text-style-name="P5" draw:layer="layout" draw:type="line" svg:x1="13.183cm" svg:y1="7cm" svg:x2="12.2cm" svg:y2="14.99cm" draw:start-shape="id5" draw:start-glue-point="2" draw:end-shape="id14" draw:end-glue-point="0" svg:d="M13183 7000l-983 7990" svg:viewBox="0 0 984 7991">
          <text:p/>
        </draw:connector>
        <draw:custom-shape draw:style-name="gr2" draw:text-style-name="P4" xml:id="id15" draw:id="id15" draw:layer="layout" svg:width="1.9cm" svg:height="0.809cm" svg:x="19.15cm" svg:y="10.1cm">
          <text:p text:style-name="P3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8.5cm" svg:y1="10.495cm" svg:x2="19.15cm" svg:y2="10.504cm" draw:start-shape="id10" draw:start-glue-point="1" draw:end-shape="id15" draw:end-glue-point="3" svg:d="M18500 10495l650 9" svg:viewBox="0 0 651 10">
          <text:p/>
        </draw:connector>
        <draw:custom-shape draw:style-name="gr6" draw:text-style-name="P4" xml:id="id16" draw:id="id16" draw:layer="layout" svg:width="3.1cm" svg:height="0.81cm" svg:x="15.2cm" svg:y="11.7cm">
          <text:p text:style-name="P3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316cm" svg:y1="13.696cm" svg:x2="15.2cm" svg:y2="12.105cm" draw:start-shape="id13" draw:start-glue-point="1" draw:end-shape="id16" svg:d="M11316 13696l3884-1591" svg:viewBox="0 0 3885 1592">
          <text:p/>
        </draw:connector>
        <draw:custom-shape draw:style-name="gr2" draw:text-style-name="P4" xml:id="id26" draw:id="id26" draw:layer="layout" svg:width="5.5cm" svg:height="0.809cm" svg:x="15.1cm" svg:y="8.891cm">
          <text:p text:style-name="P3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7" draw:id="id17" draw:layer="layout" svg:width="4.6cm" svg:height="0.809cm" svg:x="14.9cm" svg:y="4.791cm">
          <text:p text:style-name="P3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166cm" svg:y1="5.195cm" svg:x2="14.9cm" svg:y2="5.195cm" draw:start-shape="id8" draw:end-shape="id17" draw:end-glue-point="3" svg:d="M10166 5195h4734" svg:viewBox="0 0 4735 1">
          <text:p/>
        </draw:connector>
        <draw:custom-shape draw:style-name="gr7" draw:text-style-name="P4" xml:id="id18" draw:id="id18" draw:layer="layout" svg:width="2.9cm" svg:height="0.809cm" svg:x="21cm" svg:y="8.9cm">
          <text:p text:style-name="P3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6.236cm" svg:y1="7.009cm" svg:x2="22.45cm" svg:y2="8.9cm" draw:start-shape="id1" draw:start-glue-point="2" draw:end-shape="id18" draw:end-glue-point="0" svg:d="M16236 7009l6214 1891" svg:viewBox="0 0 6215 1892">
          <text:p/>
        </draw:connector>
        <draw:connector draw:style-name="gr3" draw:text-style-name="P5" draw:layer="layout" draw:type="line" svg:x1="14.366cm" svg:y1="6.596cm" svg:x2="15.211cm" svg:y2="6.604cm" draw:start-shape="id5" draw:start-glue-point="1" draw:end-shape="id1" svg:d="M14366 6596l845 8" svg:viewBox="0 0 846 9">
          <text:p/>
        </draw:connector>
        <draw:custom-shape draw:style-name="gr5" draw:text-style-name="P7" xml:id="id25" draw:id="id25" draw:layer="layout" svg:width="4.7cm" svg:height="0.808cm" svg:x="5.8cm" svg:y="15cm">
          <text:p text:style-name="P3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6.999cm" svg:x2="6.55cm" svg:y2="10.692cm" draw:start-shape="id4" draw:start-glue-point="2" draw:end-shape="id19" draw:end-glue-point="0" svg:d="M8550 6999l-2000 3693" svg:viewBox="0 0 2001 3694">
          <text:p/>
        </draw:connector>
        <draw:custom-shape draw:style-name="gr5" draw:text-style-name="P7" xml:id="id20" draw:id="id20" draw:layer="layout" svg:width="2cm" svg:height="0.808cm" svg:x="8.3cm" svg:y="8.992cm">
          <text:p text:style-name="P3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6cm" svg:y1="8.4cm" svg:x2="9.3cm" svg:y2="8.992cm" draw:start-shape="id9" draw:start-glue-point="2" draw:end-shape="id20" draw:end-glue-point="0" svg:d="M10600 8400l-1300 592" svg:viewBox="0 0 1301 593">
          <text:p/>
        </draw:connector>
        <draw:frame draw:style-name="gr8" draw:text-style-name="P8" draw:layer="layout" svg:width="0.502cm" svg:height="1.195cm" svg:x="8cm" svg:y="19cm">
          <draw:text-box>
            <text:p/>
          </draw:text-box>
        </draw:frame>
        <draw:custom-shape draw:style-name="gr9" draw:text-style-name="P9" draw:layer="layout" svg:width="4.2cm" svg:height="3.4cm" svg:x="1.3cm" svg:y="12.4cm">
          <text:p text:style-name="P3"><text:span text:style-name="T1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22" draw:id="id22" draw:layer="layout" svg:width="1.487cm" svg:height="0.809cm" svg:x="1.577cm" svg:y="13.991cm">
          <text:p text:style-name="P3"><text:span text:style-name="T2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21" draw:id="id21" draw:layer="layout" svg:width="1.487cm" svg:height="0.809cm" svg:x="1.577cm" svg:y="12.591cm">
          <text:p text:style-name="P3"><text:span text:style-name="T2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23" draw:id="id23" draw:layer="layout" svg:width="1.487cm" svg:height="0.809cm" svg:x="3.707cm" svg:y="12.591cm">
          <text:p text:style-name="P3"><text:span text:style-name="T2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4" draw:id="id24" draw:layer="layout" svg:width="1.487cm" svg:height="0.809cm" svg:x="3.707cm" svg:y="13.991cm">
          <text:p text:style-name="P3"><text:span text:style-name="T2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.32cm" svg:y1="13.4cm" svg:x2="2.32cm" svg:y2="13.991cm" draw:start-shape="id21" draw:start-glue-point="2" draw:end-shape="id22" draw:end-glue-point="0" svg:d="M2320 13400v591" svg:viewBox="0 0 1 592">
          <text:p/>
        </draw:connector>
        <draw:connector draw:style-name="gr3" draw:text-style-name="P5" draw:layer="layout" draw:type="line" svg:x1="3.707cm" svg:y1="12.995cm" svg:x2="3.064cm" svg:y2="12.995cm" draw:start-shape="id23" draw:start-glue-point="3" draw:end-shape="id21" svg:d="M3707 12995h-643" svg:viewBox="0 0 644 1">
          <text:p/>
        </draw:connector>
        <draw:connector draw:style-name="gr3" draw:text-style-name="P5" draw:layer="layout" draw:type="line" svg:x1="4.45cm" svg:y1="13.4cm" svg:x2="4.45cm" svg:y2="13.991cm" draw:start-shape="id23" draw:start-glue-point="2" draw:end-shape="id24" svg:d="M4450 13400v591" svg:viewBox="0 0 1 592">
          <text:p/>
        </draw:connector>
        <draw:connector draw:style-name="gr3" draw:text-style-name="P5" draw:layer="layout" draw:type="line" svg:x1="3.707cm" svg:y1="14.395cm" svg:x2="3.064cm" svg:y2="14.395cm" draw:start-shape="id24" draw:start-glue-point="3" draw:end-shape="id22" draw:end-glue-point="1" svg:d="M3707 14395h-643" svg:viewBox="0 0 644 1">
          <text:p/>
        </draw:connector>
        <draw:custom-shape draw:style-name="gr5" draw:text-style-name="P7" xml:id="id19" draw:id="id19" draw:layer="layout" svg:width="3.83cm" svg:height="0.81cm" svg:x="4.635cm" svg:y="10.692cm">
          <text:p text:style-name="P3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55cm" svg:y1="11.502cm" svg:x2="4.45cm" svg:y2="12.591cm" draw:start-shape="id19" draw:start-glue-point="2" draw:end-shape="id23" draw:end-glue-point="0" svg:d="M6550 11502l-2100 1089" svg:viewBox="0 0 2101 1090">
          <text:p/>
        </draw:connector>
        <draw:connector draw:style-name="gr3" draw:text-style-name="P5" draw:layer="layout" draw:type="line" svg:x1="6.55cm" svg:y1="11.502cm" svg:x2="8.15cm" svg:y2="15cm" draw:start-shape="id19" draw:start-glue-point="2" draw:end-shape="id25" draw:end-glue-point="0" svg:d="M6550 11502l1600 3498" svg:viewBox="0 0 1601 3499">
          <text:p/>
        </draw:connector>
        <draw:connector draw:style-name="gr3" draw:text-style-name="P5" draw:layer="layout" draw:type="line" svg:x1="6.55cm" svg:y1="11.502cm" svg:x2="8.084cm" svg:y2="13.696cm" draw:start-shape="id19" draw:start-glue-point="2" draw:end-shape="id13" draw:end-glue-point="3" svg:d="M6550 11502l1534 2194" svg:viewBox="0 0 1535 2195">
          <text:p/>
        </draw:connector>
        <draw:connector draw:style-name="gr3" draw:text-style-name="P5" draw:layer="layout" draw:type="line" svg:x1="12.383cm" svg:y1="7.996cm" svg:x2="15.2cm" svg:y2="12.105cm" draw:start-shape="id9" draw:start-glue-point="1" draw:end-shape="id16" draw:end-glue-point="3" svg:d="M12383 7996l2817 4109" svg:viewBox="0 0 2818 4110">
          <text:p/>
        </draw:connector>
        <draw:connector draw:style-name="gr3" draw:text-style-name="P5" draw:layer="layout" draw:type="line" svg:x1="16.236cm" svg:y1="7.009cm" svg:x2="17.85cm" svg:y2="8.891cm" draw:start-shape="id1" draw:start-glue-point="2" draw:end-shape="id26" draw:end-glue-point="0" svg:d="M16236 7009l1614 1882" svg:viewBox="0 0 1615 1883">
          <text:p/>
        </draw:connector>
        <draw:custom-shape draw:style-name="gr5" draw:text-style-name="P7" xml:id="id27" draw:id="id27" draw:layer="layout" svg:width="3.566cm" svg:height="0.808cm" svg:x="8.817cm" svg:y="11.9cm">
          <text:p text:style-name="P3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6cm" svg:y1="8.4cm" svg:x2="10.6cm" svg:y2="11.9cm" draw:start-shape="id9" draw:start-glue-point="2" draw:end-shape="id27" draw:end-glue-point="0" svg:d="M10600 8400v3500" svg:viewBox="0 0 1 3501">
          <text:p/>
        </draw:connector>
        <draw:connector draw:style-name="gr3" draw:text-style-name="P5" draw:layer="layout" draw:type="line" svg:x1="9.7cm" svg:y1="13.292cm" svg:x2="10.6cm" svg:y2="12.708cm" draw:start-shape="id13" draw:start-glue-point="0" draw:end-shape="id27" draw:end-glue-point="2" svg:d="M9700 13292l900-584" svg:viewBox="0 0 901 585">
          <text:p/>
        </draw:connector>
        <draw:custom-shape draw:style-name="gr2" draw:text-style-name="P4" xml:id="id28" draw:id="id28" draw:layer="layout" svg:width="2.99cm" svg:height="0.809cm" svg:x="21.21cm" svg:y="7.491cm">
          <text:p text:style-name="P3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2.705cm" svg:y1="7cm" svg:x2="22.705cm" svg:y2="7.491cm" draw:start-shape="id3" draw:start-glue-point="2" draw:end-shape="id28" svg:d="M22705 7000v491" svg:viewBox="0 0 1 492">
          <text:p/>
        </draw:connector>
        <draw:custom-shape draw:style-name="gr2" draw:text-style-name="P4" xml:id="id30" draw:id="id30" draw:layer="layout" svg:width="1.7cm" svg:height="0.81cm" svg:x="1.3cm" svg:y="6.19cm">
          <text:p text:style-name="P3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.5cm" svg:y1="6.595cm" svg:x2="3cm" svg:y2="6.595cm" draw:start-shape="id29" draw:start-glue-point="3" draw:end-shape="id30" draw:end-glue-point="1" svg:d="M3500 6595h-500" svg:viewBox="0 0 501 1">
          <text:p/>
        </draw:connector>
        <draw:custom-shape draw:style-name="gr2" draw:text-style-name="P4" xml:id="id31" draw:id="id31" draw:layer="layout" svg:width="2.5cm" svg:height="0.81cm" svg:x="3.035cm" svg:y="3.4cm">
          <text:p text:style-name="P3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3.796cm" svg:x2="5.535cm" svg:y2="3.805cm" draw:start-shape="id7" draw:start-glue-point="3" draw:end-shape="id31" draw:end-glue-point="1" svg:d="M6935 3796l-1400 9" svg:viewBox="0 0 1401 10">
          <text:p/>
        </draw:connector>
        <draw:custom-shape draw:style-name="gr2" draw:text-style-name="P4" xml:id="id32" draw:id="id32" draw:layer="layout" svg:width="1.7cm" svg:height="0.81cm" svg:x="1.3cm" svg:y="7.59cm">
          <text:p text:style-name="P3"><text:span text:style-name="T1">n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.15cm" svg:y1="7cm" svg:x2="2.15cm" svg:y2="7.59cm" draw:start-shape="id30" draw:start-glue-point="2" draw:end-shape="id32" svg:d="M2150 7000v590" svg:viewBox="0 0 1 591">
          <text:p/>
        </draw:connector>
        <draw:custom-shape draw:style-name="gr2" draw:text-style-name="P4" xml:id="id29" draw:id="id29" draw:layer="layout" svg:width="2.808cm" svg:height="0.81cm" svg:x="3.5cm" svg:y="6.19cm">
          <text:p text:style-name="P3"><text:span text:style-name="T1">shared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4cm" svg:y1="6.595cm" svg:x2="6.308cm" svg:y2="6.595cm" draw:start-shape="id4" draw:start-glue-point="3" draw:end-shape="id29" draw:end-glue-point="1" svg:d="M6934 6595h-626" svg:viewBox="0 0 627 1">
          <text:p/>
        </draw:connector>
        <draw:custom-shape draw:style-name="gr14" draw:text-style-name="P7" xml:id="id33" draw:id="id33" draw:layer="layout" svg:width="3.83cm" svg:height="0.81cm" svg:x="2.37cm" svg:y="2cm">
          <text:p text:style-name="P3"><text:span text:style-name="T1">slf4j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.285cm" svg:y1="2.81cm" svg:x2="4.285cm" svg:y2="3.4cm" draw:start-shape="id33" draw:start-glue-point="2" draw:end-shape="id31" draw:end-glue-point="0" svg:d="M4285 2810v590" svg:viewBox="0 0 1 591">
          <text:p/>
        </draw:connector>
        <draw:connector draw:style-name="gr3" draw:text-style-name="P5" draw:layer="layout" draw:type="line" svg:x1="6.935cm" svg:y1="2.405cm" svg:x2="6.2cm" svg:y2="2.405cm" draw:start-shape="id6" draw:start-glue-point="3" draw:end-shape="id33" draw:end-glue-point="1" svg:d="M6935 2405h-735" svg:viewBox="0 0 736 1">
          <text:p/>
        </draw:connector>
        <draw:connector draw:style-name="gr3" draw:text-style-name="P5" draw:layer="layout" draw:type="line" svg:x1="11.316cm" svg:y1="13.696cm" svg:x2="14.5cm" svg:y2="15cm" draw:start-shape="id13" draw:start-glue-point="1" draw:end-shape="id12" draw:end-glue-point="0" svg:d="M11316 13696l3184 1304" svg:viewBox="0 0 3185 13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12-20T23:12:09</meta:creation-date>
    <dc:date>2018-08-20T11:33:54.893685092</dc:date>
    <meta:editing-cycles>61</meta:editing-cycles>
    <meta:editing-duration>PT10H52M38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